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ad6" officeooo:paragraph-rsid="00155ad6"/>
    </style:style>
    <style:style style:name="P2" style:family="paragraph" style:parent-style-name="Standard" style:list-style-name="L1">
      <style:text-properties officeooo:rsid="00155ad6" officeooo:paragraph-rsid="00155ad6"/>
    </style:style>
    <style:style style:name="P3" style:family="paragraph" style:parent-style-name="Standard" style:list-style-name="L1">
      <style:text-properties officeooo:rsid="0015b313" officeooo:paragraph-rsid="0015b313"/>
    </style:style>
    <style:style style:name="P4" style:family="paragraph" style:parent-style-name="Standard" style:list-style-name="L1">
      <style:text-properties officeooo:rsid="00161d6c" officeooo:paragraph-rsid="00161d6c"/>
    </style:style>
    <style:style style:name="T1" style:family="text">
      <style:text-properties officeooo:rsid="0015b313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</text:p>
      <text:list xml:id="list6159611524175374353" text:style-name="L1">
        <text:list-item>
          <text:p text:style-name="P2">Purpose</text:p>
          <text:list>
            <text:list-item>
              <text:p text:style-name="P2">Sort and search through a list of prices</text:p>
              <text:list>
                <text:list-item>
                  <text:p text:style-name="P2">Use multiple algorithms for both sorting and searching</text:p>
                </text:list-item>
              </text:list>
            </text:list-item>
            <text:list-item>
              <text:p text:style-name="P2">Allow editing of the list</text:p>
            </text:list-item>
            <text:list-item>
              <text:p text:style-name="P2">Show understanding of GUI's, algorithms, and classes</text:p>
            </text:list-item>
          </text:list>
        </text:list-item>
        <text:list-item>
          <text:p text:style-name="P2">Program Specifics</text:p>
          <text:list>
            <text:list-item>
              <text:p text:style-name="P2">Stores list of prices as a product object</text:p>
              <text:list>
                <text:list-item>
                  <text:p text:style-name="P2">Each price has a number, called a productRef, associated with it</text:p>
                  <text:list>
                    <text:list-item>
                      <text:p text:style-name="P2">Poorly implemented</text:p>
                    </text:list-item>
                    <text:list-item>
                      <text:p text:style-name="P2">productRef gives little additional information</text:p>
                    </text:list-item>
                    <text:list-item>
                      <text:p text:style-name="P2">productRef could have been a string you can change</text:p>
                      <text:list>
                        <text:list-item>
                          <text:p text:style-name="P2">Potato chips: 0.99, etc.</text:p>
                        </text:list-item>
                      </text:list>
                    </text:list-item>
                    <text:list-item>
                      <text:p text:style-name="P2">Could have been productList class with arrays of products, each with numerical ref and price</text:p>
                      <text:list>
                        <text:list-item>
                          <text:p text:style-name="P2">productList could have had isSorted and sortAscending flag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Sorting is done <text:span text:style-name="T1">by modifying a private array outside the class</text:span></text:p>
              <text:list>
                <text:list-item>
                  <text:p text:style-name="P3">The sort methods could have been implemented withing the Product class→considerable code simplification</text:p>
                </text:list-item>
                <text:list-item>
                  <text:p text:style-name="P3">Confused me a first</text:p>
                </text:list-item>
              </text:list>
            </text:list-item>
            <text:list-item>
              <text:p text:style-name="P3">Searching</text:p>
              <text:list>
                <text:list-item>
                  <text:p text:style-name="P3">Should have been implemented the product class</text:p>
                </text:list-item>
                <text:list-item>
                  <text:p text:style-name="P3">The binary search doesn't check for sorting, so you can can confuse it</text:p>
                </text:list-item>
                <text:list-item>
                  <text:p text:style-name="P4">Changing the text of a label causes it to get too long, corrupting the display.</text:p>
                  <text:list>
                    <text:list-item>
                      <text:p text:style-name="P4">Could've used a text box or text area, like in my programs</text:p>
                    </text:list-item>
                  </text:list>
                </text:list-item>
              </text:list>
            </text:list-item>
            <text:list-item>
              <text:p text:style-name="P3">Finding the highest numbers</text:p>
              <text:list>
                <text:list-item>
                  <text:p text:style-name="P3">Involves sorting the whole array of prices</text:p>
                  <text:list>
                    <text:list-item>
                      <text:p text:style-name="P3">He uses an O(N<text:span text:style-name="T2">2</text:span>) search, when it could be done in linear time if unsorted, constanted time if sorted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6-04-07T11:10:18.761258846</meta:creation-date>
    <meta:generator>LibreOffice/5.0.3.2$Linux_X86_64 LibreOffice_project/00m0$Build-2</meta:generator>
    <dc:date>2016-04-07T11:51:44.735880403</dc:date>
    <dc:creator>Thomas </dc:creator>
    <meta:editing-duration>PT10M18S</meta:editing-duration>
    <meta:editing-cycles>1</meta:editing-cycles>
    <meta:document-statistic meta:table-count="0" meta:image-count="0" meta:object-count="0" meta:page-count="1" meta:paragraph-count="26" meta:word-count="225" meta:character-count="1236" meta:non-whitespace-character-count="1062"/>
  </office:meta>
</office:document-meta>
</file>